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
      <style:text-properties officeooo:paragraph-rsid="0028bf8c"/>
    </style:style>
    <style:style style:name="P2" style:family="paragraph" style:parent-style-name="Text_20_body">
      <style:text-properties officeooo:rsid="001f8479" officeooo:paragraph-rsid="0022a42f"/>
    </style:style>
    <style:style style:name="P3" style:family="paragraph" style:parent-style-name="Text_20_body">
      <style:text-properties fo:language="fr" fo:country="FR" officeooo:rsid="001f8479" officeooo:paragraph-rsid="001f8479"/>
    </style:style>
    <style:style style:name="P4" style:family="paragraph" style:parent-style-name="Text_20_body">
      <style:text-properties fo:language="fr" fo:country="FR" officeooo:rsid="003056a5" officeooo:paragraph-rsid="003056a5"/>
    </style:style>
    <style:style style:name="P5" style:family="paragraph" style:parent-style-name="Text_20_body">
      <style:text-properties officeooo:rsid="0023a826" officeooo:paragraph-rsid="0023a826"/>
    </style:style>
    <style:style style:name="P6" style:family="paragraph" style:parent-style-name="Text_20_body">
      <style:text-properties officeooo:rsid="00259553" officeooo:paragraph-rsid="0026d711"/>
    </style:style>
    <style:style style:name="P7" style:family="paragraph" style:parent-style-name="Text_20_body">
      <style:text-properties officeooo:rsid="0028bf8c" officeooo:paragraph-rsid="0028bf8c"/>
    </style:style>
    <style:style style:name="P8" style:family="paragraph" style:parent-style-name="Title">
      <style:text-properties fo:language="fr" fo:country="FR" officeooo:rsid="001f8479" officeooo:paragraph-rsid="001f8479"/>
    </style:style>
    <style:style style:name="P9" style:family="paragraph" style:parent-style-name="Heading_20_1">
      <style:text-properties fo:language="fr" fo:country="FR" officeooo:rsid="001f8479" officeooo:paragraph-rsid="001f8479"/>
    </style:style>
    <style:style style:name="P10" style:family="paragraph" style:parent-style-name="Heading_20_1">
      <style:text-properties officeooo:paragraph-rsid="0026db9d"/>
    </style:style>
    <style:style style:name="T1" style:family="text">
      <style:text-properties fo:language="fr" fo:country="FR"/>
    </style:style>
    <style:style style:name="T2" style:family="text">
      <style:text-properties fo:language="fr" fo:country="FR" officeooo:rsid="001fe12e"/>
    </style:style>
    <style:style style:name="T3" style:family="text">
      <style:text-properties fo:language="fr" fo:country="FR" officeooo:rsid="0020f2fd"/>
    </style:style>
    <style:style style:name="T4" style:family="text">
      <style:text-properties fo:language="fr" fo:country="FR" officeooo:rsid="0022a42f"/>
    </style:style>
    <style:style style:name="T5" style:family="text">
      <style:text-properties fo:language="fr" fo:country="FR" officeooo:rsid="0023a826"/>
    </style:style>
    <style:style style:name="T6" style:family="text">
      <style:text-properties officeooo:rsid="0026d711"/>
    </style:style>
    <style:style style:name="T7" style:family="text">
      <style:text-properties officeooo:rsid="0026db9d"/>
    </style:style>
    <style:style style:name="T8" style:family="text">
      <style:text-properties officeooo:rsid="0028bf8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ocumentation Chatbot</text:p>
      <text:p text:style-name="P4"><text:a xlink:type="simple" xlink:href="https://test.ogust.com/lancelot/income.php" text:style-name="Internet_20_link" text:visited-style-name="Visited_20_Internet_20_Link">https://test.ogust.com/lancelot/income.php</text:a></text:p>
      <text:p text:style-name="P4"><text:a xlink:type="simple" xlink:href="https://test.ogust.com/lancelot/Main.php" text:style-name="Internet_20_link" text:visited-style-name="Visited_20_Internet_20_Link">https://test.ogust.com/lancelot/Main.php</text:a></text:p>
      <text:h text:style-name="P9" text:outline-level="1">I – Préambule :</text:h>
      <text:p text:style-name="P2"><text:span text:style-name="T1">Chatfuel est un site permettant de créer des Chatbot uniquement sur Messenger. Pour se faire il n’est pas obligatoire de connecter le bot à une page, cependant vivement conseillé. L’interface de création se présente sous forme de « Blocks », contenant eux même des « Cards » avec un grand nombre d’action possible. </text:span></text:p>
      <text:p text:style-name="P2"><text:span text:style-name="T1">Des variables (globales) sont présentes de bases </text:span><text:span text:style-name="T2">comme par exemple : le nom </text:span><text:span text:style-name="T4">ou prénom</text:span><text:span text:style-name="T2"> </text:span><text:span text:style-name="T4">F</text:span><text:span text:style-name="T2">acebook de la personne qui utilise le chat. On peut également déclarer des variables globales soit même n’importe quand dans un block avec la card « </text:span><text:span text:style-name="T3">S</text:span><text:span text:style-name="T2">et </text:span><text:span text:style-name="T3">Up</text:span><text:span text:style-name="T2"> </text:span><text:span text:style-name="T3">U</text:span><text:span text:style-name="T2">ser </text:span><text:span text:style-name="T3">A</text:span><text:span text:style-name="T2">ttributes », </text:span><text:span text:style-name="T3">ou demander à l’utilisateur d’entrer une valeur pour une vari</text:span><text:span text:style-name="T5">a</text:span><text:span text:style-name="T3">ble en question avec la card « User Input ».</text:span></text:p>
      <text:p text:style-name="P5"><text:span text:style-name="T3">U</text:span><text:span text:style-name="T1">ne card « JSON API » est également présente, ce qui permet d’afficher les données traités au format JSON dans Messenger. Les variables sont envoyées en POST à l’URL du fichier Main.php.</text:span></text:p>
      <text:p text:style-name="P7"><text:span text:style-name="T1">Un card « Go To Block » est parfois nécessaire pour accéder à des blocks en fonction des valeurs de certaines variables.</text:span></text:p>
      <text:p text:style-name="P6"><text:span text:style-name="T1">La dernière card importante dans ce Chatbot est la card de base, la card « TEXT » qui permet d’afficher du texte, d’ajouter des boutons envoyant à un block, une URL ou un numéro de téléphone. Cette card peut être envoyé via le code en format Json.</text:span></text:p>
      <text:h text:style-name="P10" text:outline-level="1"><text:span text:style-name="T6">II – Description des fonctions :</text:span></text:h>
      <text:p text:style-name="P1"><text:span text:style-name="T7">I – Connexion :</text:span></text:p>
      <text:p text:style-name="Standard"><text:span text:style-name="T8">Lorsqu’un utilisateur lambda se connecte sur le chat il est envoyé sur la card « Pas de ref » contenant un bouton l’invitant à se connecter à une page de connexion Ogust. En effet, il est possible de générer un lien qui renvoi au premier message du Chat avec la possibilité de mettre (à la suite de l’URL généré) les arguments de la variable « ref ». Lorsque l’utilisateur se connecte sur la page de connexion Ogust, cette URL est générée, elle contient le login et le mot de passe de la personne qui sont cryptés. A chaque appel de fonction il est donc nécessaire de mettre en argument de l’URL la variable « ref » qui est traité à chaque début de fonction en étant décrypté, elle permet de générer un token propre à l’utilisateur.</text:span></text:p>
      <text:p text:style-name="Standard"/>
      <text:p text:style-name="Standard"/>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30T09:24:00.657385951</meta:creation-date>
    <dc:date>2017-06-30T10:00:45.674767827</dc:date>
    <meta:editing-duration>PT36M38S</meta:editing-duration>
    <meta:editing-cycles>15</meta:editing-cycles>
    <meta:generator>LibreOffice/5.1.6.2$Linux_X86_64 LibreOffice_project/10m0$Build-2</meta:generator>
    <meta:document-statistic meta:table-count="0" meta:image-count="0" meta:object-count="0" meta:page-count="1" meta:paragraph-count="12" meta:word-count="370" meta:character-count="2133" meta:non-whitespace-character-count="1771"/>
  </office:meta>
</office:document-meta>
</file>